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4048" calcext:value-type="float">
            <text:p>72.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5488" calcext:value-type="float">
            <text:p>72.8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6244" calcext:value-type="float">
            <text:p>72.8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7576" calcext:value-type="float">
            <text:p>72.8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1088" calcext:value-type="float">
            <text:p>71.9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9272" calcext:value-type="float">
            <text:p>71.8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5848" calcext:value-type="float">
            <text:p>71.9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0336" calcext:value-type="float">
            <text:p>72.0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8328" calcext:value-type="float">
            <text:p>72.7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2336" calcext:value-type="float">
            <text:p>72.7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5968" calcext:value-type="float">
            <text:p>72.8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292" calcext:value-type="float">
            <text:p>72.8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8472" calcext:value-type="float">
            <text:p>73.1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5528" calcext:value-type="float">
            <text:p>73.1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5424" calcext:value-type="float">
            <text:p>73.1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7616" calcext:value-type="float">
            <text:p>73.1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0016" calcext:value-type="float">
            <text:p>73.2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2392" calcext:value-type="float">
            <text:p>74.0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6008" calcext:value-type="float">
            <text:p>73.2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6488" calcext:value-type="float">
            <text:p>73.2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3712" calcext:value-type="float">
            <text:p>73.1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8096" calcext:value-type="float">
            <text:p>73.1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6656" calcext:value-type="float">
            <text:p>73.0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9224" calcext:value-type="float">
            <text:p>73.0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104" calcext:value-type="float">
            <text:p>73.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4088" calcext:value-type="float">
            <text:p>73.0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12376" calcext:value-type="float">
            <text:p>73.11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3608" calcext:value-type="float">
            <text:p>73.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0184" calcext:value-type="float">
            <text:p>73.10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3232" calcext:value-type="float">
            <text:p>73.1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5904" calcext:value-type="float">
            <text:p>73.1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724" calcext:value-type="float">
            <text:p>73.1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4192" calcext:value-type="float">
            <text:p>73.1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9704" calcext:value-type="float">
            <text:p>73.0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388" calcext:value-type="float">
            <text:p>72.9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0832" calcext:value-type="float">
            <text:p>72.9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1416" calcext:value-type="float">
            <text:p>73.0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7032" calcext:value-type="float">
            <text:p>73.0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58" calcext:value-type="float">
            <text:p>73.0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3008" calcext:value-type="float">
            <text:p>73.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6592" calcext:value-type="float">
            <text:p>73.3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2904" calcext:value-type="float">
            <text:p>72.0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1712" calcext:value-type="float">
            <text:p>72.3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7912" calcext:value-type="float">
            <text:p>72.4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3672" calcext:value-type="float">
            <text:p>72.8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3944" calcext:value-type="float">
            <text:p>72.7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8392" calcext:value-type="float">
            <text:p>72.4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8248" calcext:value-type="float">
            <text:p>72.0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5472" calcext:value-type="float">
            <text:p>71.9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5952" calcext:value-type="float">
            <text:p>72.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8624" calcext:value-type="float">
            <text:p>72.0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044" calcext:value-type="float">
            <text:p>72.1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1944" calcext:value-type="float">
            <text:p>71.9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3864" calcext:value-type="float">
            <text:p>72.0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3384" calcext:value-type="float">
            <text:p>72.0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1296" calcext:value-type="float">
            <text:p>72.0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9104" calcext:value-type="float">
            <text:p>72.0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7872" calcext:value-type="float">
            <text:p>72.12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2528" calcext:value-type="float">
            <text:p>72.0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1672" calcext:value-type="float">
            <text:p>72.0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9584" calcext:value-type="float">
            <text:p>72.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092" calcext:value-type="float">
            <text:p>72.1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5304" calcext:value-type="float">
            <text:p>72.1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0064" calcext:value-type="float">
            <text:p>72.1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9416" calcext:value-type="float">
            <text:p>72.2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7704" calcext:value-type="float">
            <text:p>72.3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2192" calcext:value-type="float">
            <text:p>72.4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3968" calcext:value-type="float">
            <text:p>72.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8456" calcext:value-type="float">
            <text:p>72.2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7976" calcext:value-type="float">
            <text:p>72.1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2736" calcext:value-type="float">
            <text:p>72.1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2152" calcext:value-type="float">
            <text:p>72.0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7768" calcext:value-type="float">
            <text:p>72.0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37016" calcext:value-type="float">
            <text:p>72.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188" calcext:value-type="float">
            <text:p>72.1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5112" calcext:value-type="float">
            <text:p>69.0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2168" calcext:value-type="float">
            <text:p>69.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3608" calcext:value-type="float">
            <text:p>69.2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944" calcext:value-type="float">
            <text:p>69.2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208" calcext:value-type="float">
            <text:p>69.1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0832" calcext:value-type="float">
            <text:p>69.1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3128" calcext:value-type="float">
            <text:p>69.2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72" calcext:value-type="float">
            <text:p>69.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8536" calcext:value-type="float">
            <text:p>69.0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824" calcext:value-type="float">
            <text:p>69.0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0728" calcext:value-type="float">
            <text:p>69.0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9768" calcext:value-type="float">
            <text:p>69.0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4048" calcext:value-type="float">
            <text:p>68.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5864" calcext:value-type="float">
            <text:p>69.0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9288" calcext:value-type="float">
            <text:p>68.9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2336" calcext:value-type="float">
            <text:p>68.9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5384" calcext:value-type="float">
            <text:p>68.9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0248" calcext:value-type="float">
            <text:p>69.0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7096" calcext:value-type="float">
            <text:p>68.9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6512" calcext:value-type="float">
            <text:p>68.8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004" calcext:value-type="float">
            <text:p>68.9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8288" calcext:value-type="float">
            <text:p>72.4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0648" calcext:value-type="float">
            <text:p>72.2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1232" calcext:value-type="float">
            <text:p>72.3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5784" calcext:value-type="float">
            <text:p>72.1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4824" calcext:value-type="float">
            <text:p>72.1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7224" calcext:value-type="float">
            <text:p>72.2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9896" calcext:value-type="float">
            <text:p>72.3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0376" calcext:value-type="float">
            <text:p>72.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4656" calcext:value-type="float">
            <text:p>72.3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808" calcext:value-type="float">
            <text:p>72.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6848" calcext:value-type="float">
            <text:p>72.3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3424" calcext:value-type="float">
            <text:p>72.3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9208" calcext:value-type="float">
            <text:p>72.1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5888" calcext:value-type="float">
            <text:p>72.25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2256" calcext:value-type="float">
            <text:p>72.1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4176" calcext:value-type="float">
            <text:p>72.2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1496" calcext:value-type="float">
            <text:p>73.69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0264" calcext:value-type="float">
            <text:p>73.74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3104" calcext:value-type="float">
            <text:p>73.6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9032" calcext:value-type="float">
            <text:p>73.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5128" calcext:value-type="float">
            <text:p>73.79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0744" calcext:value-type="float">
            <text:p>73.77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064" calcext:value-type="float">
            <text:p>73.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0704" calcext:value-type="float">
            <text:p>73.4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9848" calcext:value-type="float">
            <text:p>73.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684" calcext:value-type="float">
            <text:p>73.7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4272" calcext:value-type="float">
            <text:p>73.8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3688" calcext:value-type="float">
            <text:p>73.7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6736" calcext:value-type="float">
            <text:p>73.7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8928" calcext:value-type="float">
            <text:p>73.7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3312" calcext:value-type="float">
            <text:p>73.7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5024" calcext:value-type="float">
            <text:p>73.7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54" calcext:value-type="float">
            <text:p>73.6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1728" calcext:value-type="float">
            <text:p>73.2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282" calcext:value-type="float">
            <text:p>73.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9432" calcext:value-type="float">
            <text:p>73.1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8448" calcext:value-type="float">
            <text:p>73.6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3792" calcext:value-type="float">
            <text:p>73.7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4544" calcext:value-type="float">
            <text:p>73.6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9304" calcext:value-type="float">
            <text:p>73.6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6568" calcext:value-type="float">
            <text:p>73.8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3896" calcext:value-type="float">
            <text:p>73.8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52456" calcext:value-type="float">
            <text:p>73.7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82352" calcext:value-type="float">
            <text:p>73.6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7968" calcext:value-type="float">
            <text:p>73.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492" calcext:value-type="float">
            <text:p>73.6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7216" calcext:value-type="float">
            <text:p>73.7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588" calcext:value-type="float">
            <text:p>73.7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7112" calcext:value-type="float">
            <text:p>73.6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81768" calcext:value-type="float">
            <text:p>73.58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61016" calcext:value-type="float">
            <text:p>73.6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7008" calcext:value-type="float">
            <text:p>73.5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7696" calcext:value-type="float">
            <text:p>73.7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09784" calcext:value-type="float">
            <text:p>73.7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8824" calcext:value-type="float">
            <text:p>73.6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6264" calcext:value-type="float">
            <text:p>72.2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0168" calcext:value-type="float">
            <text:p>72.2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476" calcext:value-type="float">
            <text:p>72.3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9248" calcext:value-type="float">
            <text:p>72.4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8016" calcext:value-type="float">
            <text:p>72.5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3488" calcext:value-type="float">
            <text:p>72.1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6784" calcext:value-type="float">
            <text:p>72.5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9832" calcext:value-type="float">
            <text:p>72.5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8224" calcext:value-type="float">
            <text:p>72.6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6992" calcext:value-type="float">
            <text:p>72.7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0148" calcext:value-type="float">
            <text:p>72.8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7848" calcext:value-type="float">
            <text:p>72.6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3568" calcext:value-type="float">
            <text:p>72.7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1752" calcext:value-type="float">
            <text:p>72.6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9664" calcext:value-type="float">
            <text:p>72.7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6616" calcext:value-type="float">
            <text:p>72.7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00896" calcext:value-type="float">
            <text:p>72.7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3464" calcext:value-type="float">
            <text:p>72.6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2608" calcext:value-type="float">
            <text:p>72.6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1376" calcext:value-type="float">
            <text:p>72.7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3088" calcext:value-type="float">
            <text:p>72.7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4008" calcext:value-type="float">
            <text:p>72.4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9456" calcext:value-type="float">
            <text:p>72.6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432" calcext:value-type="float">
            <text:p>72.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668" calcext:value-type="float">
            <text:p>72.4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2504" calcext:value-type="float">
            <text:p>72.6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6304" calcext:value-type="float">
            <text:p>72.53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0312" calcext:value-type="float">
            <text:p>72.6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5552" calcext:value-type="float">
            <text:p>72.6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4696" calcext:value-type="float">
            <text:p>72.6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7264" calcext:value-type="float">
            <text:p>72.5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2776" calcext:value-type="float">
            <text:p>72.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5176" calcext:value-type="float">
            <text:p>72.6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0792" calcext:value-type="float">
            <text:p>72.6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8976" calcext:value-type="float">
            <text:p>72.5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9936" calcext:value-type="float">
            <text:p>72.6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2024" calcext:value-type="float">
            <text:p>72.5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5448" calcext:value-type="float">
            <text:p>72.54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0208" calcext:value-type="float">
            <text:p>72.5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5344" calcext:value-type="float">
            <text:p>72.47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3736" calcext:value-type="float">
            <text:p>72.5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7536" calcext:value-type="float">
            <text:p>72.4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0524" calcext:value-type="float">
            <text:p>72.4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1816" calcext:value-type="float">
            <text:p>72.4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3256" calcext:value-type="float">
            <text:p>72.5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5824" calcext:value-type="float">
            <text:p>72.5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9728" calcext:value-type="float">
            <text:p>72.4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62" calcext:value-type="float">
            <text:p>72.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716" calcext:value-type="float">
            <text:p>72.5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6576" calcext:value-type="float">
            <text:p>72.4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45576" calcext:value-type="float">
            <text:p>72.0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58352" calcext:value-type="float">
            <text:p>72.1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2672" calcext:value-type="float">
            <text:p>72.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4384" calcext:value-type="float">
            <text:p>72.4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8664" calcext:value-type="float">
            <text:p>72.3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2088" calcext:value-type="float">
            <text:p>72.3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5512" calcext:value-type="float">
            <text:p>72.2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9792" calcext:value-type="float">
            <text:p>72.2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14" calcext:value-type="float">
            <text:p>72.1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3112" calcext:value-type="float">
            <text:p>72.1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9312" calcext:value-type="float">
            <text:p>72.2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5136" calcext:value-type="float">
            <text:p>72.3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6368" calcext:value-type="float">
            <text:p>72.2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5328" calcext:value-type="float">
            <text:p>71.5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0464" calcext:value-type="float">
            <text:p>71.5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0736" calcext:value-type="float">
            <text:p>71.4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6-26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9-04-0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8-11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5472" calcext:value-type="float">
            <text:p>72.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8-09-1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0584" calcext:value-type="float">
            <text:p>72.4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8-06-1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7-12-0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7-10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908" calcext:value-type="float">
            <text:p>72.6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5016" calcext:value-type="float">
            <text:p>71.3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9752" calcext:value-type="float">
            <text:p>71.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5928" calcext:value-type="float">
            <text:p>72.5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6432" calcext:value-type="float">
            <text:p>72.03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3008" calcext:value-type="float">
            <text:p>72.0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7392" calcext:value-type="float">
            <text:p>72.09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4992" calcext:value-type="float">
            <text:p>71.9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444" calcext:value-type="float">
            <text:p>73.6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5008" calcext:value-type="float">
            <text:p>72.8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0544" calcext:value-type="float">
            <text:p>72.1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1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224" calcext:value-type="float">
            <text:p>75.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708" calcext:value-type="float">
            <text:p>71.8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3948" calcext:value-type="float">
            <text:p>72.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200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7248" calcext:value-type="float">
            <text:p>71.7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76568" calcext:value-type="float">
            <text:p>70.0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6696" calcext:value-type="float">
            <text:p>73.3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9032" calcext:value-type="float">
            <text:p>69.9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0624" calcext:value-type="float">
            <text:p>69.0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8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7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7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3552" calcext:value-type="float">
            <text:p>68.0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1201</text:p>
          </table:table-cell>
          <table:table-cell office:value-type="string" calcext:value-type="string">
            <text:p>Rhome Quad</text:p>
          </table:table-cell>
          <table:table-cell office:value-type="string" calcext:value-type="string">
            <text:p>197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08" meta:object-count="0"/>
    <meta:user-defined meta:name="AppVersion">3.0</meta:user-defined>
  </office:meta>
</office:document-meta>
</file>